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78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5.9957in" svg:height="4.311in" svg:x="5.0551in" svg:y="2.5012in">
            <draw:object draw:notify-on-update-of-ranges="Sheet1.C2:Sheet1.C14 Sheet1.A2:Sheet1.A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0165in" svg:height="4.4681in" svg:x="11.8673in" svg:y="2.6264in">
            <draw:object draw:notify-on-update-of-ranges=" Sheet1.A2:Sheet1.A14 Sheet1.D2:Sheet1.D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4.5382in" svg:height="3.6516in" svg:x="0.4961in" svg:y="2.7102in">
            <draw:object draw:notify-on-update-of-ranges="Sheet1.A2:Sheet1.A14 Sheet1.J2:Sheet1.J14 Sheet1.L2:Sheet1.L14 Sheet1.L2:Sheet1.L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V</text:p>
          </table:table-cell>
          <table:table-cell office:value-type="string">
            <text:p>T1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T2</text:p>
          </table:table-cell>
          <table:table-cell office:value-type="string">
            <text:p>T1 E T2</text:p>
          </table:table-cell>
          <table:table-cell office:value-type="string">
            <text:p>T1 E T2 CON S1</text:p>
          </table:table-cell>
          <table:table-cell office:value-type="string">
            <text:p>T1 E T2 CON S2</text:p>
          </table:table-cell>
          <table:table-cell/>
          <table:table-cell office:value-type="string">
            <text:p>Efficienza S1</text:p>
          </table:table-cell>
          <table:table-cell office:value-type="string">
            <text:p>Efficienza S2</text:p>
          </table:table-cell>
          <table:table-cell office:value-type="string">
            <text:p>Errore efficienza S1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619">
            <text:p>619</text:p>
          </table:table-cell>
          <table:table-cell office:value-type="float" office:value="1488215">
            <text:p>1488215</text:p>
          </table:table-cell>
          <table:table-cell office:value-type="float" office:value="726759">
            <text:p>726759</text:p>
          </table:table-cell>
          <table:table-cell office:value-type="float" office:value="726">
            <text:p>726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/>
          <table:table-cell table:formula="of:=[.G2]/[.F2]" office:value-type="float" office:value="0.986842105263158">
            <text:p>0.99</text:p>
          </table:table-cell>
          <table:table-cell table:formula="of:=[.H2]/[.F2]" office:value-type="float" office:value="1">
            <text:p>1</text:p>
          </table:table-cell>
          <table:table-cell table:formula="of:=SQRT([.J2]*(1-[.J2])/[.F2])/2" office:value-type="float" office:value="0.00653552149867621">
            <text:p>0.01</text:p>
          </table:table-cell>
          <table:table-cell table:formula="of:=SQRT([.K2]*(1-[.K2])/[.F2])" office:value-type="float" office:value="0">
            <text:p>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555">
            <text:p>555</text:p>
          </table:table-cell>
          <table:table-cell office:value-type="float" office:value="1268222">
            <text:p>1268222</text:p>
          </table:table-cell>
          <table:table-cell office:value-type="float" office:value="696480">
            <text:p>696480</text:p>
          </table:table-cell>
          <table:table-cell office:value-type="float" office:value="722">
            <text:p>722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  <table:table-cell table:formula="of:=[.G3]/[.F3]" office:value-type="float" office:value="0.947368421052632">
            <text:p>0.95</text:p>
          </table:table-cell>
          <table:table-cell table:formula="of:=[.H3]/[.F3]" office:value-type="float" office:value="0.982456140350877">
            <text:p>0.98</text:p>
          </table:table-cell>
          <table:table-cell table:formula="of:=SQRT([.J3]*(1-[.J3])/[.F3])/2" office:value-type="float" office:value="0.0147881970249741">
            <text:p>0.01</text:p>
          </table:table-cell>
          <table:table-cell table:formula="of:=SQRT([.K3]*(1-[.K3])/[.F3])" office:value-type="float" office:value="0.0173892851853808">
            <text:p>0.02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588">
            <text:p>588</text:p>
          </table:table-cell>
          <table:table-cell office:value-type="float" office:value="1239805">
            <text:p>1239805</text:p>
          </table:table-cell>
          <table:table-cell office:value-type="float" office:value="677160">
            <text:p>677160</text:p>
          </table:table-cell>
          <table:table-cell office:value-type="float" office:value="724">
            <text:p>724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/>
          <table:table-cell table:formula="of:=[.G4]/[.F4]" office:value-type="float" office:value="0.963636363636364">
            <text:p>0.96</text:p>
          </table:table-cell>
          <table:table-cell table:formula="of:=[.H4]/[.F4]" office:value-type="float" office:value="0.981818181818182">
            <text:p>0.98</text:p>
          </table:table-cell>
          <table:table-cell table:formula="of:=SQRT([.J4]*(1-[.J4])/[.F4])/2" office:value-type="float" office:value="0.0126205680455015">
            <text:p>0.01</text:p>
          </table:table-cell>
          <table:table-cell table:formula="of:=SQRT([.K4]*(1-[.K4])/[.F4])" office:value-type="float" office:value="0.0180157707020677">
            <text:p>0.02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588">
            <text:p>588</text:p>
          </table:table-cell>
          <table:table-cell office:value-type="float" office:value="1239805">
            <text:p>1239805</text:p>
          </table:table-cell>
          <table:table-cell office:value-type="float" office:value="677160">
            <text:p>677160</text:p>
          </table:table-cell>
          <table:table-cell office:value-type="float" office:value="724">
            <text:p>724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/>
          <table:table-cell table:formula="of:=[.G5]/[.F5]" office:value-type="float" office:value="0.963636363636364">
            <text:p>0.96</text:p>
          </table:table-cell>
          <table:table-cell table:formula="of:=[.H5]/[.F5]" office:value-type="float" office:value="0.981818181818182">
            <text:p>0.98</text:p>
          </table:table-cell>
          <table:table-cell table:formula="of:=SQRT([.J5]*(1-[.J5])/[.F5])/2" office:value-type="float" office:value="0.0126205680455015">
            <text:p>0.01</text:p>
          </table:table-cell>
          <table:table-cell table:formula="of:=SQRT([.K5]*(1-[.K5])/[.F5])" office:value-type="float" office:value="0.0180157707020677">
            <text:p>0.02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547">
            <text:p>547</text:p>
          </table:table-cell>
          <table:table-cell office:value-type="float" office:value="1149166">
            <text:p>1149166</text:p>
          </table:table-cell>
          <table:table-cell office:value-type="float" office:value="612794">
            <text:p>612794</text:p>
          </table:table-cell>
          <table:table-cell office:value-type="float" office:value="679">
            <text:p>679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[.G6]/[.F6]" office:value-type="float" office:value="0.854838709677419">
            <text:p>0.85</text:p>
          </table:table-cell>
          <table:table-cell table:formula="of:=[.H6]/[.F6]" office:value-type="float" office:value="0.887096774193548">
            <text:p>0.89</text:p>
          </table:table-cell>
          <table:table-cell table:formula="of:=SQRT([.J6]*(1-[.J6])/[.F6])/2" office:value-type="float" office:value="0.0223687471092089">
            <text:p>0.02</text:p>
          </table:table-cell>
          <table:table-cell table:formula="of:=SQRT([.K6]*(1-[.K6])/[.F6])" office:value-type="float" office:value="0.0401922973299669">
            <text:p>0.04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565">
            <text:p>565</text:p>
          </table:table-cell>
          <table:table-cell office:value-type="float" office:value="1120626">
            <text:p>1120626</text:p>
          </table:table-cell>
          <table:table-cell office:value-type="float" office:value="575859">
            <text:p>575859</text:p>
          </table:table-cell>
          <table:table-cell office:value-type="float" office:value="682">
            <text:p>682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table:formula="of:=[.G7]/[.F7]" office:value-type="float" office:value="0.745454545454545">
            <text:p>0.75</text:p>
          </table:table-cell>
          <table:table-cell table:formula="of:=[.H7]/[.F7]" office:value-type="float" office:value="0.909090909090909">
            <text:p>0.91</text:p>
          </table:table-cell>
          <table:table-cell table:formula="of:=SQRT([.J7]*(1-[.J7])/[.F7])/2" office:value-type="float" office:value="0.0293685102011493">
            <text:p>0.03</text:p>
          </table:table-cell>
          <table:table-cell table:formula="of:=SQRT([.K7]*(1-[.K7])/[.F7])" office:value-type="float" office:value="0.038763766610111">
            <text:p>0.04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520">
            <text:p>520</text:p>
          </table:table-cell>
          <table:table-cell office:value-type="float" office:value="1113676">
            <text:p>1113676</text:p>
          </table:table-cell>
          <table:table-cell office:value-type="float" office:value="537955">
            <text:p>537955</text:p>
          </table:table-cell>
          <table:table-cell office:value-type="float" office:value="696">
            <text:p>696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/>
          <table:table-cell table:formula="of:=[.G8]/[.F8]" office:value-type="float" office:value="0.764705882352941">
            <text:p>0.76</text:p>
          </table:table-cell>
          <table:table-cell table:formula="of:=[.H8]/[.F8]" office:value-type="float" office:value="0.882352941176471">
            <text:p>0.88</text:p>
          </table:table-cell>
          <table:table-cell table:formula="of:=SQRT([.J8]*(1-[.J8])/[.F8])/2" office:value-type="float" office:value="0.029698715546906">
            <text:p>0.03</text:p>
          </table:table-cell>
          <table:table-cell table:formula="of:=SQRT([.K8]*(1-[.K8])/[.F8])" office:value-type="float" office:value="0.0451155875792571">
            <text:p>0.05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47308">
            <text:p>1047308</text:p>
          </table:table-cell>
          <table:table-cell office:value-type="float" office:value="478919">
            <text:p>478919</text:p>
          </table:table-cell>
          <table:table-cell office:value-type="float" office:value="656">
            <text:p>65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/>
          <table:table-cell table:formula="of:=[.G9]/[.F9]" office:value-type="float" office:value="0.88">
            <text:p>0.88</text:p>
          </table:table-cell>
          <table:table-cell table:formula="of:=[.H9]/[.F9]" office:value-type="float" office:value="0.84">
            <text:p>0.84</text:p>
          </table:table-cell>
          <table:table-cell table:formula="of:=SQRT([.J9]*(1-[.J9])/[.F9])/2" office:value-type="float" office:value="0.0229782505861521">
            <text:p>0.02</text:p>
          </table:table-cell>
          <table:table-cell table:formula="of:=SQRT([.K9]*(1-[.K9])/[.F9])" office:value-type="float" office:value="0.0518459255872629">
            <text:p>0.05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555">
            <text:p>555</text:p>
          </table:table-cell>
          <table:table-cell office:value-type="float" office:value="1010856">
            <text:p>1010856</text:p>
          </table:table-cell>
          <table:table-cell office:value-type="float" office:value="412698">
            <text:p>412698</text:p>
          </table:table-cell>
          <table:table-cell office:value-type="float" office:value="659">
            <text:p>659</text:p>
          </table:table-cell>
          <table:table-cell office:value-type="float" office:value="58">
            <text:p>58</text:p>
          </table:table-cell>
          <table:table-cell table:number-columns-repeated="2" office:value-type="float" office:value="44">
            <text:p>44</text:p>
          </table:table-cell>
          <table:table-cell/>
          <table:table-cell table:formula="of:=[.G10]/[.F10]" office:value-type="float" office:value="0.758620689655172">
            <text:p>0.76</text:p>
          </table:table-cell>
          <table:table-cell table:formula="of:=[.H10]/[.F10]" office:value-type="float" office:value="0.758620689655172">
            <text:p>0.76</text:p>
          </table:table-cell>
          <table:table-cell table:formula="of:=SQRT([.J10]*(1-[.J10])/[.F10])/2" office:value-type="float" office:value="0.0280943099897994">
            <text:p>0.03</text:p>
          </table:table-cell>
          <table:table-cell table:formula="of:=SQRT([.K10]*(1-[.K10])/[.F10])" office:value-type="float" office:value="0.0561886199795989">
            <text:p>0.06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533">
            <text:p>533</text:p>
          </table:table-cell>
          <table:table-cell office:value-type="float" office:value="971239">
            <text:p>971239</text:p>
          </table:table-cell>
          <table:table-cell office:value-type="float" office:value="355929">
            <text:p>355929</text:p>
          </table:table-cell>
          <table:table-cell office:value-type="float" office:value="670">
            <text:p>67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/>
          <table:table-cell table:formula="of:=[.G11]/[.F11]" office:value-type="float" office:value="0.775">
            <text:p>0.78</text:p>
          </table:table-cell>
          <table:table-cell table:formula="of:=[.H11]/[.F11]" office:value-type="float" office:value="0.725">
            <text:p>0.73</text:p>
          </table:table-cell>
          <table:table-cell table:formula="of:=SQRT([.J11]*(1-[.J11])/[.F11])/2" office:value-type="float" office:value="0.0330127816156106">
            <text:p>0.03</text:p>
          </table:table-cell>
          <table:table-cell table:formula="of:=SQRT([.K11]*(1-[.K11])/[.F11])" office:value-type="float" office:value="0.0706001062322147">
            <text:p>0.07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514">
            <text:p>514</text:p>
          </table:table-cell>
          <table:table-cell office:value-type="float" office:value="922823">
            <text:p>922823</text:p>
          </table:table-cell>
          <table:table-cell office:value-type="float" office:value="300583">
            <text:p>300583</text:p>
          </table:table-cell>
          <table:table-cell office:value-type="float" office:value="685">
            <text:p>685</text:p>
          </table:table-cell>
          <table:table-cell office:value-type="float" office:value="50">
            <text:p>50</text:p>
          </table:table-cell>
          <table:table-cell table:number-columns-repeated="2" office:value-type="float" office:value="36">
            <text:p>36</text:p>
          </table:table-cell>
          <table:table-cell/>
          <table:table-cell table:formula="of:=[.G12]/[.F12]" office:value-type="float" office:value="0.72">
            <text:p>0.72</text:p>
          </table:table-cell>
          <table:table-cell table:formula="of:=[.H12]/[.F12]" office:value-type="float" office:value="0.72">
            <text:p>0.72</text:p>
          </table:table-cell>
          <table:table-cell table:formula="of:=SQRT([.J12]*(1-[.J12])/[.F12])/2" office:value-type="float" office:value="0.0317490157327751">
            <text:p>0.03</text:p>
          </table:table-cell>
          <table:table-cell table:formula="of:=SQRT([.K12]*(1-[.K12])/[.F12])" office:value-type="float" office:value="0.0634980314655502">
            <text:p>0.06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517">
            <text:p>517</text:p>
          </table:table-cell>
          <table:table-cell office:value-type="float" office:value="852177">
            <text:p>852177</text:p>
          </table:table-cell>
          <table:table-cell office:value-type="float" office:value="240019">
            <text:p>240019</text:p>
          </table:table-cell>
          <table:table-cell office:value-type="float" office:value="664">
            <text:p>664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/>
          <table:table-cell table:formula="of:=[.G13]/[.F13]" office:value-type="float" office:value="0.836734693877551">
            <text:p>0.84</text:p>
          </table:table-cell>
          <table:table-cell table:formula="of:=[.H13]/[.F13]" office:value-type="float" office:value="0.755102040816326">
            <text:p>0.76</text:p>
          </table:table-cell>
          <table:table-cell table:formula="of:=SQRT([.J13]*(1-[.J13])/[.F13])/2" office:value-type="float" office:value="0.0264005397613336">
            <text:p>0.03</text:p>
          </table:table-cell>
          <table:table-cell table:formula="of:=SQRT([.K13]*(1-[.K13])/[.F13])" office:value-type="float" office:value="0.0614323833985582">
            <text:p>0.06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530">
            <text:p>530</text:p>
          </table:table-cell>
          <table:table-cell office:value-type="float" office:value="773994">
            <text:p>773994</text:p>
          </table:table-cell>
          <table:table-cell office:value-type="float" office:value="201858">
            <text:p>201858</text:p>
          </table:table-cell>
          <table:table-cell office:value-type="float" office:value="656">
            <text:p>656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/>
          <table:table-cell table:formula="of:=[.G14]/[.F14]" office:value-type="float" office:value="0.733333333333333">
            <text:p>0.73</text:p>
          </table:table-cell>
          <table:table-cell table:formula="of:=[.H14]/[.F14]" office:value-type="float" office:value="0.688888888888889">
            <text:p>0.69</text:p>
          </table:table-cell>
          <table:table-cell table:formula="of:=SQRT([.J14]*(1-[.J14])/[.F14])/2" office:value-type="float" office:value="0.0329608821648696">
            <text:p>0.03</text:p>
          </table:table-cell>
          <table:table-cell table:formula="of:=SQRT([.K14]*(1-[.K14])/[.F14])" office:value-type="float" office:value="0.069012235252457">
            <text:p>0.07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12/09/2021</text:date>, <text:time>14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dents </meta:initial-creator>
    <meta:creation-date>2021-12-09T13:15:58</meta:creation-date>
    <dc:date>2021-12-09T14:39:11</dc:date>
    <dc:creator>Students </dc:creator>
    <meta:editing-duration>PT00H05M09S</meta:editing-duration>
    <meta:editing-cycles>1</meta:editing-cycles>
    <meta:document-statistic meta:table-count="3" meta:cell-count="167" meta:object-count="3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283cm" svg:height="11.35cm" chart:class="chart:scatter" chart:column-mapping="0" chart:style-name="ch1">
        <chart:plot-area chart:style-name="ch2" table:cell-range-address="Sheet1.A2:Sheet1.A14 Sheet1.D2:Sheet1.D14" chart:data-source-has-labels="column" svg:x="0.305cm" svg:y="0.227cm" svg:width="14.673cm" svg:height="10.896cm">
          <chart:axis chart:dimension="x" chart:name="primary-x" chart:style-name="ch3">
            <chart:categories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14" chart:class="chart:scatter">
            <chart:domain table:cell-range-address="Sheet1.A2:Sheet1.A14"/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0">
                <text:p text:id="Sheet1.A2:Sheet1.A14">300</text:p>
              </table:table-cell>
              <table:table-cell office:value-type="float" office:value="726759">
                <text:p text:id="Sheet1.D2:Sheet1.D14">726759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696480">
                <text:p>69648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677160">
                <text:p>677160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677160">
                <text:p>677160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612794">
                <text:p>612794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575859">
                <text:p>575859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537955">
                <text:p>537955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478919">
                <text:p>478919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412698">
                <text:p>412698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355929">
                <text:p>355929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300583">
                <text:p>300583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240019">
                <text:p>240019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201858">
                <text:p>201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23cm" svg:height="10.951cm" chart:class="chart:scatter" chart:style-name="ch1">
        <chart:plot-area chart:style-name="ch2" table:cell-range-address="Sheet1.A2:Sheet1.A14 Sheet1.C2:Sheet1.C14" svg:x="0.304cm" svg:y="0.219cm" svg:width="14.622cm" svg:height="10.51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14" chart:class="chart:scatter">
            <chart:domain table:cell-range-address="Sheet1.A2:Sheet1.A14"/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 text:id="Sheet1.A2:Sheet1.A14">300</text:p>
              </table:table-cell>
              <table:table-cell office:value-type="float" office:value="1488215">
                <text:p text:id="Sheet1.C2:Sheet1.C14">14882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268222">
                <text:p>1268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239805">
                <text:p>1239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239805">
                <text:p>1239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149166">
                <text:p>1149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120626">
                <text:p>112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1113676">
                <text:p>1113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047308">
                <text:p>1047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">
                <text:p>1100</text:p>
              </table:table-cell>
              <table:table-cell office:value-type="float" office:value="1010856">
                <text:p>1010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971239">
                <text:p>971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">
                <text:p>1300</text:p>
              </table:table-cell>
              <table:table-cell office:value-type="float" office:value="922823">
                <text:p>922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852177">
                <text:p>852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773994">
                <text:p>773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error-upper-indicator="true" chart:error-lower-indicator="true" chart:error-category="cell-range" chart:error-upper-range="Sheet1.L2:Sheet1.L14" chart:error-lower-range="Sheet1.L2:Sheet1.L14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L2:Sheet1.L14" chart:error-lower-range="Sheet1.L2:Sheet1.L14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error-category="cell-rang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528cm" svg:height="9.276cm" chart:class="chart:scatter" chart:style-name="ch1">
        <chart:title svg:x="4.467cm" svg:y="0.186cm" chart:style-name="ch2">
          <text:p>Efficienza S1</text:p>
        </chart:title>
        <chart:plot-area chart:style-name="ch3" table:cell-range-address="Sheet1.A2:Sheet1.A14 Sheet1.J2:Sheet1.J14" svg:x="0.259cm" svg:y="0.874cm" svg:width="11.039cm" svg:height="8.233cm">
          <chart:axis chart:dimension="x" chart:name="primary-x" chart:style-name="ch4">
            <chart:title svg:x="5.058cm" svg:y="8.72cm" chart:style-name="ch5">
              <text:p>V_soglia [mV]</text:p>
            </chart:title>
            <chart:grid chart:style-name="ch6" chart:class="major"/>
          </chart:axis>
          <chart:axis chart:dimension="y" chart:name="primary-y" chart:style-name="ch4">
            <chart:title svg:x="0.231cm" svg:y="5.392cm" chart:style-name="ch7">
              <text:p>efficienza</text:p>
            </chart:title>
            <chart:grid chart:style-name="ch6" chart:class="major"/>
          </chart:axis>
          <chart:series chart:style-name="ch8" chart:values-cell-range-address="Sheet1.J2:Sheet1.J14" chart:class="chart:scatter">
            <chart:domain table:cell-range-address="Sheet1.A2:Sheet1.A14"/>
            <chart:error-indicator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 text:id="Sheet1.A2:Sheet1.A14">300</text:p>
              </table:table-cell>
              <table:table-cell office:value-type="float" office:value="0.986842105263158">
                <text:p text:id="Sheet1.J2:Sheet1.J14">0.986842105263158</text:p>
              </table:table-cell>
              <table:table-cell office:value-type="float" office:value="0.00653552149867621">
                <text:p text:id="Sheet1.L2:Sheet1.L14">0.00653552149867621</text:p>
              </table:table-cell>
              <table:table-cell office:value-type="float" office:value="0.00653552149867621">
                <text:p text:id="Sheet1.L2:Sheet1.L14">0.006535521498676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0147881970249741">
                <text:p>0.0147881970249741</text:p>
              </table:table-cell>
              <table:table-cell office:value-type="float" office:value="0.0147881970249741">
                <text:p>0.0147881970249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963636363636364">
                <text:p>0.963636363636364</text:p>
              </table:table-cell>
              <table:table-cell office:value-type="float" office:value="0.0126205680455015">
                <text:p>0.0126205680455015</text:p>
              </table:table-cell>
              <table:table-cell office:value-type="float" office:value="0.0126205680455015">
                <text:p>0.0126205680455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63636363636364">
                <text:p>0.963636363636364</text:p>
              </table:table-cell>
              <table:table-cell office:value-type="float" office:value="0.0126205680455015">
                <text:p>0.0126205680455015</text:p>
              </table:table-cell>
              <table:table-cell office:value-type="float" office:value="0.0126205680455015">
                <text:p>0.0126205680455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0.854838709677419">
                <text:p>0.854838709677419</text:p>
              </table:table-cell>
              <table:table-cell office:value-type="float" office:value="0.0223687471092089">
                <text:p>0.0223687471092089</text:p>
              </table:table-cell>
              <table:table-cell office:value-type="float" office:value="0.0223687471092089">
                <text:p>0.0223687471092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0.0293685102011493">
                <text:p>0.0293685102011493</text:p>
              </table:table-cell>
              <table:table-cell office:value-type="float" office:value="0.0293685102011493">
                <text:p>0.0293685102011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9698715546906">
                <text:p>0.029698715546906</text:p>
              </table:table-cell>
              <table:table-cell office:value-type="float" office:value="0.029698715546906">
                <text:p>0.029698715546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88">
                <text:p>0.88</text:p>
              </table:table-cell>
              <table:table-cell office:value-type="float" office:value="0.0229782505861521">
                <text:p>0.0229782505861521</text:p>
              </table:table-cell>
              <table:table-cell office:value-type="float" office:value="0.0229782505861521">
                <text:p>0.0229782505861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">
                <text:p>1100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0.0280943099897994">
                <text:p>0.0280943099897994</text:p>
              </table:table-cell>
              <table:table-cell office:value-type="float" office:value="0.0280943099897994">
                <text:p>0.0280943099897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0.775">
                <text:p>0.775</text:p>
              </table:table-cell>
              <table:table-cell office:value-type="float" office:value="0.0330127816156106">
                <text:p>0.0330127816156106</text:p>
              </table:table-cell>
              <table:table-cell office:value-type="float" office:value="0.0330127816156106">
                <text:p>0.0330127816156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">
                <text:p>1300</text:p>
              </table:table-cell>
              <table:table-cell office:value-type="float" office:value="0.72">
                <text:p>0.72</text:p>
              </table:table-cell>
              <table:table-cell office:value-type="float" office:value="0.0317490157327751">
                <text:p>0.0317490157327751</text:p>
              </table:table-cell>
              <table:table-cell office:value-type="float" office:value="0.0317490157327751">
                <text:p>0.0317490157327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836734693877551">
                <text:p>0.836734693877551</text:p>
              </table:table-cell>
              <table:table-cell office:value-type="float" office:value="0.0264005397613336">
                <text:p>0.0264005397613336</text:p>
              </table:table-cell>
              <table:table-cell office:value-type="float" office:value="0.0264005397613336">
                <text:p>0.0264005397613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0329608821648696">
                <text:p>0.0329608821648696</text:p>
              </table:table-cell>
              <table:table-cell office:value-type="float" office:value="0.0329608821648696">
                <text:p>0.03296088216486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